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00000002471C8D713.png"/>
  <manifest:file-entry manifest:media-type="image/png" manifest:full-path="Pictures/1000020100000275000000189C539096.png"/>
  <manifest:file-entry manifest:media-type="image/png" manifest:full-path="Pictures/10000201000002E20000002EA4396579.png"/>
  <manifest:file-entry manifest:media-type="image/png" manifest:full-path="Pictures/10000201000003090000002D6E5746D3.png"/>
  <manifest:file-entry manifest:media-type="image/png" manifest:full-path="Pictures/100002010000039C0000005C40B169B7.png"/>
  <manifest:file-entry manifest:media-type="image/png" manifest:full-path="Pictures/100002010000036F0000002B44054989.png"/>
  <manifest:file-entry manifest:media-type="image/png" manifest:full-path="Pictures/10000201000002D200000026877F0EE9.png"/>
  <manifest:file-entry manifest:media-type="image/png" manifest:full-path="Pictures/10000201000003910000002D6182248A.png"/>
  <manifest:file-entry manifest:media-type="image/png" manifest:full-path="Pictures/10000201000002FB00000029FDA371BC.png"/>
  <manifest:file-entry manifest:media-type="image/png" manifest:full-path="Pictures/10000201000003A70000003FCC628132.png"/>
  <manifest:file-entry manifest:media-type="image/png" manifest:full-path="Pictures/10000201000003A4000000332E456251.png"/>
  <manifest:file-entry manifest:media-type="image/png" manifest:full-path="Pictures/10000201000003A10000003C8F58E5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1</text:span><text:span text:style-name="T1">г </text:span></text:p>
      <text:p text:style-name="Standard"><text:span text:style-name="T1">1-2</text:span></text:p>
      <text:p text:style-name="Standard"><draw:frame draw:style-name="fr1" draw:name="Графический объект1" text:anchor-type="paragraph" svg:width="16.999cm" svg:height="1.097cm" draw:z-index="0"><draw:image xlink:href="Pictures/10000201000003A10000003C8F58E500.png" xlink:type="simple" xlink:show="embed" xlink:actuate="onLoad"/></draw:frame><text:span text:style-name="T1">3</text:span></text:p>
      <text:p text:style-name="P1"><draw:frame draw:style-name="fr1" draw:name="Графический объект2" text:anchor-type="paragraph" svg:width="16.999cm" svg:height="0.93cm" draw:z-index="1"><draw:image xlink:href="Pictures/10000201000003A4000000332E456251.png" xlink:type="simple" xlink:show="embed" xlink:actuate="onLoad"/></draw:frame>4</text:p>
      <text:p text:style-name="P1"><draw:frame draw:style-name="fr1" draw:name="Графический объект3" text:anchor-type="paragraph" svg:width="16.999cm" svg:height="1.145cm" draw:z-index="2"><draw:image xlink:href="Pictures/10000201000003A70000003FCC628132.png" xlink:type="simple" xlink:show="embed" xlink:actuate="onLoad"/></draw:frame>1<text:span text:style-name="T1">д </text:span></text:p>
      <text:p text:style-name="P1"><text:span text:style-name="T1">1-2</text:span></text:p>
      <text:p text:style-name="P1"><draw:frame draw:style-name="fr1" draw:name="Графический объект4" text:anchor-type="paragraph" svg:width="16.999cm" svg:height="0.695cm" draw:z-index="3"><draw:image xlink:href="Pictures/10000201000003700000002471C8D713.png" xlink:type="simple" xlink:show="embed" xlink:actuate="onLoad"/></draw:frame>3</text:p>
      <text:p text:style-name="P1"><draw:frame draw:style-name="fr2" draw:name="Графический объект5" text:anchor-type="paragraph" svg:x="0cm" svg:y="0cm" svg:width="16.999cm" svg:height="0.831cm" draw:z-index="4"><draw:image xlink:href="Pictures/100002010000036F0000002B44054989.png" xlink:type="simple" xlink:show="embed" xlink:actuate="onLoad"/></draw:frame>4</text:p>
      <text:p text:style-name="P1"><draw:frame draw:style-name="fr3" draw:name="Графический объект6" text:anchor-type="paragraph" svg:width="16.644cm" svg:height="0.635cm" draw:z-index="5"><draw:image xlink:href="Pictures/1000020100000275000000189C539096.png" xlink:type="simple" xlink:show="embed" xlink:actuate="onLoad"/></draw:frame>1<text:span text:style-name="T1">Е</text:span></text:p>
      <text:p text:style-name="P1"><text:span text:style-name="T1">1 </text:span></text:p>
      <text:p text:style-name="P1"><draw:frame draw:style-name="fr2" draw:name="Графический объект7" text:anchor-type="paragraph" svg:x="0cm" svg:y="0.169cm" svg:width="16.999cm" svg:height="1.692cm" draw:z-index="6"><draw:image xlink:href="Pictures/100002010000039C0000005C40B169B7.png" xlink:type="simple" xlink:show="embed" xlink:actuate="onLoad"/></draw:frame><text:span text:style-name="T1">2</text:span></text:p>
      <text:p text:style-name="P1"><draw:frame draw:style-name="fr1" draw:name="Графический объект8" text:anchor-type="paragraph" svg:width="16.999cm" svg:height="0.836cm" draw:z-index="7"><draw:image xlink:href="Pictures/10000201000003910000002D6182248A.png" xlink:type="simple" xlink:show="embed" xlink:actuate="onLoad"/></draw:frame>1<text:span text:style-name="T1">ж</text:span></text:p>
      <text:p text:style-name="P1"><text:span text:style-name="T1">1-2</text:span></text:p>
      <text:p text:style-name="P1"><draw:frame draw:style-name="fr1" draw:name="Графический объект9" text:anchor-type="paragraph" svg:width="16.999cm" svg:height="0.984cm" draw:z-index="8"><draw:image xlink:href="Pictures/10000201000003090000002D6E5746D3.png" xlink:type="simple" xlink:show="embed" xlink:actuate="onLoad"/></draw:frame><text:span text:style-name="T1">3</text:span></text:p>
      <text:p text:style-name="P1"><draw:frame draw:style-name="fr1" draw:name="Графический объект10" text:anchor-type="paragraph" svg:width="16.999cm" svg:height="0.894cm" draw:z-index="9"><draw:image xlink:href="Pictures/10000201000002D200000026877F0EE9.png" xlink:type="simple" xlink:show="embed" xlink:actuate="onLoad"/></draw:frame>4</text:p>
      <text:p text:style-name="P1"><draw:frame draw:style-name="fr1" draw:name="Графический объект11" text:anchor-type="paragraph" svg:width="16.999cm" svg:height="0.912cm" draw:z-index="10"><draw:image xlink:href="Pictures/10000201000002FB00000029FDA371BC.png" xlink:type="simple" xlink:show="embed" xlink:actuate="onLoad"/></draw:frame>5</text:p>
      <text:p text:style-name="P1"><draw:frame draw:style-name="fr1" draw:name="Графический объект12" text:anchor-type="paragraph" svg:width="16.999cm" svg:height="1.058cm" draw:z-index="11"><draw:image xlink:href="Pictures/10000201000002E20000002EA4396579.png" xlink:type="simple" xlink:show="embed" xlink:actuate="onLoad"/></draw:frame>1<text:span text:style-name="T1">З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6$Win32 OpenOffice.org_project/416m1$Build-9790</meta:generator>
    <dc:date>2022-09-27T08:58:28.85</dc:date>
    <meta:document-statistic meta:table-count="0" meta:image-count="12" meta:object-count="0" meta:page-count="1" meta:paragraph-count="17" meta:word-count="17" meta:character-count="31"/>
    <meta:user-defined meta:name="Info 1"/>
    <meta:user-defined meta:name="Info 2"/>
    <meta:user-defined meta:name="Info 3"/>
    <meta:user-defined meta:name="Info 4"/>
  </office:meta>
</office:document-meta>
</file>